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5"/>
          <table:table-cell table:formula="of:=SUM([.J3:.J501])" office:value-type="float" office:value="1586">
            <text:p>1586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2]; [.C12]); PRODUCT([.D12]; [.E12])); [.I12])" office:value-type="float" office:value="54">
            <text:p>5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9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9T15:02:36</dc:date>
    <dc:creator>Jean-Paul Calderone</dc:creator>
    <meta:generator>LibreOffice/3.4$Unix LibreOffice_project/340m1$Build-302</meta:generator>
    <meta:editing-duration>P9DT13H28M40S</meta:editing-duration>
    <meta:editing-cycles>13</meta:editing-cycles>
    <meta:document-statistic meta:table-count="1" meta:cell-count="253" meta:object-count="0"/>
  </office:meta>
</office:document-meta>
</file>